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WHRH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2007-2008</text:p>
          </table:table-cell>
          <table:table-cell table:formula="of:=116+571"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string">
            <text:p>2008-2009</text:p>
          </table:table-cell>
          <table:table-cell table:formula="of:=155+666" office:value-type="float" office:value="821">
            <text:p>821</text:p>
          </table:table-cell>
          <table:table-cell table:number-columns-repeated="2"/>
        </table:table-row>
        <table:table-row table:style-name="ro1">
          <table:table-cell office:value-type="string">
            <text:p>2009-2010</text:p>
          </table:table-cell>
          <table:table-cell table:formula="of:=98+187" office:value-type="float" office:value="285">
            <text:p>285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Sheet1.K20" table:end-x="0.213in" table:end-y="0.1024in" draw:z-index="0" draw:style-name="gr1" svg:width="6.2972in" svg:height="2.2512in" svg:x="0.139in" svg:y="0.028in">
              <draw:object draw:notify-on-update-of-ranges="Sheet1.A9:Sheet1.A13 Sheet1.A8:Sheet1.A8 Sheet1.B9:Sheet1.B13 Sheet1.A1:Sheet1.A1 Sheet1.B2:Sheet1.B6 Sheet1.A15:Sheet1.A15 Sheet1.B16:Sheet1.B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USNA</text:p>
          </table:table-cell>
          <table:table-cell table:number-columns-repeated="3"/>
        </table:table-row>
        <table:table-row table:style-name="ro1">
          <table:table-cell office:value-type="string">
            <text:p>2005-2006</text:p>
          </table:table-cell>
          <table:table-cell table:formula="of:=1464+836"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string">
            <text:p>2006-2007</text:p>
          </table:table-cell>
          <table:table-cell table:formula="of:=1472+1203" office:value-type="float" office:value="2675">
            <text:p>2675</text:p>
          </table:table-cell>
          <table:table-cell table:number-columns-repeated="2"/>
        </table:table-row>
        <table:table-row table:style-name="ro1">
          <table:table-cell office:value-type="string">
            <text:p>2007-2008</text:p>
          </table:table-cell>
          <table:table-cell table:formula="of:=976+952" office:value-type="float" office:value="1928">
            <text:p>1928</text:p>
          </table:table-cell>
          <table:table-cell table:number-columns-repeated="2"/>
        </table:table-row>
        <table:table-row table:style-name="ro1">
          <table:table-cell office:value-type="string">
            <text:p>2008-2009</text:p>
          </table:table-cell>
          <table:table-cell table:formula="of:=608+365" office:value-type="float" office:value="973">
            <text:p>973</text:p>
          </table:table-cell>
          <table:table-cell table:number-columns-repeated="2"/>
        </table:table-row>
        <table:table-row table:style-name="ro1">
          <table:table-cell office:value-type="string">
            <text:p>2009-2010</text:p>
          </table:table-cell>
          <table:table-cell table:formula="of:=573+669" office:value-type="float" office:value="1242">
            <text:p>124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. Anselm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2009-2010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31">
            <text:p>23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/07/2012</text:date>, <text:time>21:3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tt van de Sande</meta:initial-creator>
    <meta:creation-date>2012-07-07T21:08:35</meta:creation-date>
    <dc:date>2012-07-07T21:38:47</dc:date>
    <dc:creator>Brett van de Sande</dc:creator>
    <meta:editing-duration>PT14M41S</meta:editing-duration>
    <meta:editing-cycles>2</meta:editing-cycles>
    <meta:generator>OpenOffice.org/3.3$Unix OpenOffice.org_project/330m20$Build-9567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5.719cm" xlink:href=".." xlink:type="simple" chart:class="chart:bar" chart:style-name="ch1">
        <chart:title svg:x="6.299cm" svg:y="0.621cm" chart:style-name="ch2">
          <text:p>Usage of Andes</text:p>
        </chart:title>
        <chart:subtitle svg:x="6.133cm" svg:y="1.417cm" chart:style-name="ch3">
          <text:p>Partial list of courses</text:p>
        </chart:subtitle>
        <chart:legend chart:legend-position="end" svg:x="13.367cm" svg:y="2.82cm" chart:style-name="ch4"/>
        <chart:plot-area chart:style-name="ch5" table:cell-range-address="Sheet1.A8:Sheet1.A13 Sheet1.B9:Sheet1.B13 Sheet1.A1:Sheet1.A1 Sheet1.B2:Sheet1.B6 Sheet1.A15:Sheet1.A15 Sheet1.B16:Sheet1.B20" chart:data-source-has-labels="both" svg:x="1.31cm" svg:y="2.057cm" svg:width="11.561cm" svg:height="3.128cm">
          <chartooo:coordinate-region svg:x="2.33cm" svg:y="2.256cm" svg:width="10.541cm" svg:height="2.283cm"/>
          <chart:axis chart:dimension="x" chart:name="primary-x" chart:style-name="ch6">
            <chart:categories table:cell-range-address="Sheet1.A9:Sheet1.A13"/>
          </chart:axis>
          <chart:axis chart:dimension="y" chart:name="primary-y" chart:style-name="ch7">
            <chart:title svg:x="0.451cm" svg:y="5.065cm" chart:style-name="ch8">
              <text:p>Total Usage (hours)</text:p>
            </chart:title>
            <chart:grid chart:style-name="ch9" chart:class="major"/>
          </chart:axis>
          <chart:series chart:style-name="ch10" chart:values-cell-range-address="Sheet1.B9:Sheet1.B13" chart:label-cell-address="Sheet1.A8:Sheet1.A8" chart:class="chart:bar">
            <chart:data-point chart:repeated="5"/>
          </chart:series>
          <chart:series chart:style-name="ch11" chart:values-cell-range-address="Sheet1.B2:Sheet1.B6" chart:label-cell-address="Sheet1.A1:Sheet1.A1" chart:class="chart:bar">
            <chart:data-point chart:repeated="5"/>
          </chart:series>
          <chart:series chart:style-name="ch12" chart:values-cell-range-address="Sheet1.B16:Sheet1.B20" chart:label-cell-address="Sheet1.A15:Sheet1.A1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NA</text:p>
                <draw:g>
                  <svg:desc>Sheet1.A8:Sheet1.A8</svg:desc>
                </draw:g>
              </table:table-cell>
              <table:table-cell office:value-type="string">
                <text:p>WHRHS</text:p>
                <draw:g>
                  <svg:desc>Sheet1.A1:Sheet1.A1</svg:desc>
                </draw:g>
              </table:table-cell>
              <table:table-cell office:value-type="string">
                <text:p>St. Anselm</text:p>
                <draw:g>
                  <svg:desc>Sheet1.A15:Sheet1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5-2006</text:p>
                <draw:g>
                  <svg:desc>Sheet1.A9:Sheet1.A13</svg:desc>
                </draw:g>
              </table:table-cell>
              <table:table-cell office:value-type="float" office:value="2300">
                <text:p>2300</text:p>
                <draw:g>
                  <svg:desc>Sheet1.B9:Sheet1.B13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  <table:table-cell office:value-type="float" office:value="NaN">
                <text:p>NaN</text:p>
                <draw:g>
                  <svg:desc>Sheet1.B16:Sheet1.B20</svg:desc>
                </draw:g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2675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1928">
                <text:p>1928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73">
                <text:p>973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1242">
                <text:p>1242</text:p>
              </table:table-cell>
              <table:table-cell office:value-type="float" office:value="285">
                <text:p>285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